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000000288138021DFF956FF6A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071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4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color="#000000" fo:font-size="28pt" fo:font-style="normal" fo:text-shadow="none" style:text-underline-style="none" style:font-size-asian="28pt" style:font-style-asian="normal" style:font-size-complex="28pt" style:font-style-complex="normal"/>
    </style:style>
    <style:style style:name="P2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8pt" fo:font-style="normal" fo:text-shadow="none" style:text-underline-style="none" style:font-size-asian="28pt" style:font-style-asian="normal" style:font-size-complex="28pt" style:font-style-complex="normal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center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text-align="center" fo:text-indent="0cm"/>
      <style:text-properties fo:color="#000000" fo:font-size="26pt" fo:text-shadow="none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margin-left="0cm" fo:margin-right="0cm" fo:text-align="center" fo:text-indent="0cm"/>
      <style:text-properties fo:color="#000000" style:font-name="Segoe UI" fo:font-size="26pt" fo:text-shadow="none" fo:font-weight="bold" style:font-size-asian="26pt" style:font-weight-asian="bold" style:font-size-complex="26pt" style:font-weight-complex="bold"/>
    </style:style>
    <style:style style:name="P8" style:family="paragraph">
      <style:paragraph-properties fo:margin-left="1.27cm" fo:margin-right="0cm" fo:text-align="center" fo:text-indent="-1.27cm"/>
      <style:text-properties fo:color="#000000" fo:font-size="36pt" fo:text-shadow="none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margin-left="1.27cm" fo:margin-right="0cm" fo:text-align="center" fo:text-indent="-1.27cm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text-align="center" fo:text-indent="-1.27cm"/>
      <style:text-properties fo:font-size="32pt"/>
    </style:style>
    <style:style style:name="P11" style:family="paragraph">
      <loext:graphic-properties draw:fill="none" draw:fill-color="#ffffff"/>
      <style:paragraph-properties fo:margin-left="1.27cm" fo:margin-right="0cm" fo:text-align="center" fo:text-indent="-1.27cm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P12" style:family="paragraph">
      <style:paragraph-properties fo:margin-left="0cm" fo:margin-right="0cm" fo:text-indent="0cm"/>
      <style:text-properties fo:font-size="32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24pt" fo:text-shadow="none" fo:font-weight="bold" style:font-size-asian="24pt" style:font-weight-asian="bold" style:font-size-complex="24pt" style:font-weight-complex="bold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1" fo:font-size="24pt" fo:font-style="normal" fo:text-shadow="none" style:text-underline-style="none" fo:font-weight="bold" style:letter-kerning="true" style:font-name-asian="Microsoft YaHei" style:font-size-asian="24pt" style:font-style-asian="normal" style:font-weight-asian="bold" style:font-name-complex="Arial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1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1" fo:font-size="32pt" fo:font-style="normal" fo:text-shadow="1pt 1pt" style:text-underline-style="none" fo:font-weight="normal" style:letter-kerning="true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" style:font-size-complex="3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Segoe UI1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892cm" svg:height="3.062cm" svg:x="1.524cm" svg:y="0.748cm">
          <draw:text-box>
            <text:p text:style-name="P1"><text:span text:style-name="T1">Hymn #693</text:span></text:p>
            <text:p text:style-name="P1"><text:span text:style-name="T2">“</text:span><text:span text:style-name="T2">O Holy Spirit, Grant Us Grac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4.892cm" svg:height="7.011cm" svg:x="1.524cm" svg:y="0.609cm">
          <draw:text-box>
            <text:p text:style-name="P4"><text:span text:style-name="T3">1.</text:span><text:span text:style-name="T4"> O Holy Spirit, grant us grace</text:span><text:span text:style-name="T4"><text:line-break/></text:span><text:span text:style-name="T4">That we our Lord and Savior</text:span><text:span text:style-name="T4"><text:line-break/></text:span><text:span text:style-name="T4">In faith and fervent love embrace</text:span><text:span text:style-name="T4"><text:line-break/></text:span><text:span text:style-name="T4">And truly serve Him 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4" draw:text-style-name="P7" draw:layer="layout" svg:width="24.892cm" svg:height="5.321cm" svg:x="1.524cm" svg:y="0.613cm">
          <draw:text-box>
            <text:p text:style-name="P6"><text:span text:style-name="T4">The hour of death cannot bring loss</text:span><text:span text:style-name="T4"><text:line-break/></text:span><text:span text:style-name="T4">When we are sheltered by the cross</text:span><text:span text:style-name="T4"><text:line-break/></text:span><text:span text:style-name="T4">That canceled our transgressio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9" draw:layer="layout" svg:width="24.892cm" svg:height="7.011cm" svg:x="1.508cm" svg:y="0.806cm">
          <draw:text-box>
            <text:p text:style-name="P8"><text:span text:style-name="T5">2.</text:span><text:span text:style-name="T6"> Help us that we Thy saving Word</text:span></text:p>
            <text:p text:style-name="P8"><text:span text:style-name="T6">In faithful hearts may treasure;</text:span></text:p>
            <text:p text:style-name="P8"><text:span text:style-name="T6">Let e’er that Bread of Life afford</text:span></text:p>
            <text:p text:style-name="P8"><text:span text:style-name="T6">New grace in richest measu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4" draw:text-style-name="P11" draw:layer="layout" svg:width="24.892cm" svg:height="5.321cm" svg:x="1.524cm" svg:y="0.775cm">
          <draw:text-box>
            <text:p text:style-name="P10"><text:span text:style-name="T7"><text:s text:c="4"/></text:span><text:span text:style-name="T6">O make us die to ev’ry sin,</text:span><text:span text:style-name="T8"><text:line-break/></text:span><text:span text:style-name="T6">Each day create new life within,</text:span><text:span text:style-name="T8"><text:line-break/></text:span><text:span text:style-name="T6">That fruits of faith may flouris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9" draw:layer="layout" svg:width="24.892cm" svg:height="7.011cm" svg:x="1.524cm" svg:y="0.609cm">
          <draw:text-box>
            <text:p text:style-name="P8"><text:span text:style-name="T5">3.</text:span><text:span text:style-name="T6"> And when our earthly race is run,</text:span><text:span text:style-name="T6"><text:line-break/></text:span><text:span text:style-name="T6">Death’s bitter hour impending,</text:span><text:span text:style-name="T6"><text:line-break/></text:span><text:span text:style-name="T6">Then may Thy work in us begun</text:span><text:span text:style-name="T6"><text:line-break/></text:span><text:span text:style-name="T6">Continue till life’s ending,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5" draw:text-style-name="P11" draw:layer="layout" svg:width="24.892cm" svg:height="12.227cm" svg:x="1.524cm" svg:y="1.016cm">
          <draw:text-box>
            <text:p text:style-name="P10"><text:span text:style-name="T6">Until we gladly may commend</text:span></text:p>
            <text:p text:style-name="P10"><text:span text:style-name="T6">Our souls into our Savior’s hand,</text:span></text:p>
            <text:p text:style-name="P10"><text:span text:style-name="T6">The crown of life obtaining.</text:span></text:p>
            <text:p text:style-name="P12"><text:span text:style-name="T7"><text:line-break/></text:span><text:span text:style-name="T7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9"/></text:p>
            <text:p text:style-name="P12"><text:span text:style-name="T10"><text:s text:c="7"/></text:span><text:span text:style-name="T10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ackground" xlink:href="Pictures/100000000000048000000288138021DFF956FF6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1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2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2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2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9T22:40:01.162000000</meta:creation-date>
    <dc:date>2017-03-28T14:58:37.740000000</dc:date>
    <meta:editing-duration>PT18M5S</meta:editing-duration>
    <meta:editing-cycles>9</meta:editing-cycles>
    <meta:generator>LibreOffice/5.2.5.1$Windows_X86_64 LibreOffice_project/0312e1a284a7d50ca85a365c316c7abbf20a4d22</meta:generator>
    <meta:document-statistic meta:object-count="42"/>
  </office:meta>
</office:document-meta>
</file>